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idt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eigh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100" calcext:value-type="float">
            <text:p>100</text:p>
          </table:table-cell>
        </table:table-row>
        <table:named-expressions>
          <table:named-range table:name="name_of_range" table:base-cell-address="$Sheet1.$F$6" table:cell-range-address="$Sheet1.$C$4"/>
        </table:named-expressions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Height" table:base-cell-address="$Sheet1.$F$4" table:cell-range-address="$Sheet1.$F$5"/>
        <table:named-range table:name="Length" table:base-cell-address="$Sheet1.$F$4" table:cell-range-address="$Sheet1.$F$6"/>
        <table:named-range table:name="Width" table:base-cell-address="$Sheet1.$F$4" table:cell-range-address="$Sheet1.$F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4:45:10.896143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2:43:38.626487152</meta:creation-date>
    <dc:date>2020-07-03T14:46:38.641592269</dc:date>
    <meta:editing-duration>PT1H56M22S</meta:editing-duration>
    <meta:editing-cycles>10</meta:editing-cycles>
    <meta:generator>LibreOffice/6.0.7.3$Linux_X86_64 LibreOffice_project/00m0$Build-3</meta:generator>
    <meta:document-statistic meta:table-count="2" meta:cell-count="6" meta:object-count="0"/>
  </office:meta>
</office:document-meta>
</file>